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ambria Math" svg:font-family="'Cambria Math'"/>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style>
    <style:style style:name="P2" style:family="paragraph" style:parent-style-name="Standard">
      <style:paragraph-properties fo:margin-top="0cm" fo:margin-bottom="0.353cm" fo:line-height="115%" fo:text-align="center" style:justify-single-word="false"/>
      <style:text-properties style:use-window-font-color="true" style:font-name="Calibri1" fo:font-size="22pt" fo:font-weight="bold" fo:background-color="transparent" style:font-name-asian="Calibri1" style:font-name-complex="Calibri1"/>
    </style:style>
    <style:style style:name="P3"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start" style:justify-single-word="false"/>
      <style:text-properties style:use-window-font-color="true" style:font-name="Calibri1" fo:font-size="14pt" fo:font-weight="bold" fo:background-color="transparent" style:font-name-asian="Calibri1" style:font-name-complex="Calibri1"/>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2pt" fo:font-weight="bold" fo:background-color="transparent" style:font-name-asian="Calibri1" style:font-name-complex="Calibri1"/>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style:use-window-font-color="true" style:font-name="Calibri1" fo:font-size="11pt" fo:font-weight="bold" fo:background-color="transparent" style:font-name-asian="Calibri1" style:font-name-complex="Calibri1"/>
    </style:style>
    <style:style style:name="T3" style:family="text">
      <style:text-properties style:use-window-font-color="true" style:font-name="Cambria Math" fo:font-size="11pt" fo:font-weight="normal" fo:background-color="transparent" style:font-name-asian="Cambria Math" style:font-name-complex="Cambria Mat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rmalization</text:p>
      <text:p text:style-name="P3">Normalization is a <text:s/>technique which organizes relations in a manner such that it reduces redundancy and dependency of data. </text:p>
      <text:p text:style-name="P3">It divides larger table into smaller tables and links them using relationships.</text:p>
      <text:p text:style-name="P3">Redundancy in relation can cause Insertion, Updation and Deletion anamolies.</text:p>
      <text:p text:style-name="P3">Example : -</text:p>
      <text:p text:style-name="P4">rollno<text:tab/>name<text:tab/>branch<text:tab/>hod<text:tab/>office_tel</text:p>
      <text:p text:style-name="P3">401<text:tab/>Akon<text:tab/>CSE<text:tab/>Mr. X<text:tab/>53337</text:p>
      <text:p text:style-name="P3">402<text:tab/>Bkon<text:tab/>CSE<text:tab/>Mr. X<text:tab/>53337</text:p>
      <text:p text:style-name="P3">403<text:tab/>Ckon<text:tab/>CSE<text:tab/>Mr. X<text:tab/>53337</text:p>
      <text:p text:style-name="P3">404<text:tab/>Dkon<text:tab/>CSE<text:tab/>Mr. X<text:tab/>53337</text:p>
      <text:p text:style-name="P3"/>
      <text:p text:style-name="P1"><text:span text:style-name="T1">1. </text:span><text:span text:style-name="T2">Insertion Anamolies </text:span><text:span text:style-name="T1">=&gt; <text:s/>In this if we insert some new data then we have to repeat information. </text:span></text:p>
      <text:p text:style-name="P3">Example Suppose for a new admission, until and unless a student opts for a branch, data of the student cannot be inserted, or else we will have to set the branch information as NULL.</text:p>
      <text:p text:style-name="P1"><text:span text:style-name="T1">2. </text:span><text:span text:style-name="T2">Update Anomalies <text:s/></text:span><text:span text:style-name="T1">=&gt; <text:s/>If data items are scattered and are not linked to each other properly, then it could lead to strange situations. </text:span></text:p>
      <text:p text:style-name="P3">Example :- What if Mr. X leaves the college? or is no longer the HOD of computer science department? In that case all the student records will have to be updated, and if by mistake we miss any record, it will lead to data inconsistency. This is Updation anomaly.</text:p>
      <text:p text:style-name="P1"><text:span text:style-name="T1">3</text:span><text:span text:style-name="T2">. Deletion anomalies </text:span><text:span text:style-name="T1"><text:s/>=&gt; <text:s/>We tried to delete a record, but parts of it was left undeleted because of unawareness, the data is also saved somewhere else.</text:span></text:p>
      <text:p text:style-name="P3">Example :- In our Student table, two different information are kept together, Student information and Branch information. Hence, at the end of the academic year, if student records are deleted, we will also lose the branch information. This is Deletion anomaly.</text:p>
      <text:p text:style-name="P5">TYPE OF NORMALIZATION </text:p>
      <text:p text:style-name="P3">1. 1NF</text:p>
      <text:p text:style-name="P3">2. 2NF</text:p>
      <text:p text:style-name="P3">3. 3NF</text:p>
      <text:p text:style-name="P3">4. BCNF</text:p>
      <text:p text:style-name="P3"/>
      <text:p text:style-name="P4"><text:soft-page-break/>1. 1NF</text:p>
      <text:p text:style-name="P3">1. A relation is in 1NF if it contains an atomic value.</text:p>
      <text:p text:style-name="P3">2. There should not be any multivalued attribute and no composite attribute.</text:p>
      <text:p text:style-name="P3">Example :- </text:p>
      <text:p text:style-name="P3">ID <text:s text:c="2"/>Name <text:s text:c="2"/>Courses</text:p>
      <text:p text:style-name="P3">------------------</text:p>
      <text:p text:style-name="P3">1 <text:s text:c="3"/>A <text:s text:c="5"/>c1, c2</text:p>
      <text:p text:style-name="P3">2 <text:s text:c="3"/>E <text:s text:c="5"/>c3 </text:p>
      <text:p text:style-name="P3">Then it should be represented as :-</text:p>
      <text:p text:style-name="P3">ID <text:s text:c="2"/>Name <text:s text:c="2"/>Course</text:p>
      <text:p text:style-name="P3">------------------</text:p>
      <text:p text:style-name="P3">1 <text:s text:c="3"/>A <text:s text:c="6"/>c1</text:p>
      <text:p text:style-name="P3">1 <text:s text:c="3"/>A <text:s text:c="6"/>c2</text:p>
      <text:p text:style-name="P3">2 <text:s text:c="3"/>E <text:s text:c="6"/>c3</text:p>
      <text:p text:style-name="P3"/>
      <text:p text:style-name="P6">2. 2NF</text:p>
      <text:p text:style-name="P3">A relation will be in 2NF if </text:p>
      <text:p text:style-name="P3">1. It is in 1NF </text:p>
      <text:p text:style-name="P3">2. All non-key attributes are fully functional dependent on the primary key.</text:p>
      <text:p text:style-name="P4">Functional Dependency</text:p>
      <text:p text:style-name="P3">Functional dependency (FD) is a set of constraints between two attributes in a relation. Functional dependency says that if two tuples have same values for attributes A1, A2,..., An, then those two tuples must have to have same values for attributes B1, B2, ..., Bn.</text:p>
      <text:p text:style-name="P3">Functional dependency is represented by an arrow sign (-&gt;) that is, X-&gt;Y, where X functionally determines Y. The left-hand side attributes determine the values of attributes on the right-hand side.</text:p>
      <text:p text:style-name="P4">teacher_id<text:tab/><text:tab/>subject<text:tab/> <text:tab/>teacher_age</text:p>
      <text:p text:style-name="P3">111<text:tab/><text:tab/>Maths<text:tab/><text:tab/>38</text:p>
      <text:p text:style-name="P3">111<text:tab/><text:tab/>Physics<text:tab/><text:tab/>38</text:p>
      <text:p text:style-name="P3">222<text:tab/><text:tab/>Biology<text:tab/><text:tab/>38</text:p>
      <text:p text:style-name="P3">333<text:tab/><text:tab/>Physics<text:tab/><text:tab/>40</text:p>
      <text:p text:style-name="P3"><text:soft-page-break/>333<text:tab/><text:tab/>Chemistry<text:tab/>40</text:p>
      <text:p text:style-name="P1"><text:span text:style-name="T2">Candidate Keys</text:span><text:span text:style-name="T1">: {teacher_id, subject}</text:span></text:p>
      <text:p text:style-name="P3">It is not in 2NF because non prime attribute teacher_age is dependent on teacher_id alone which is a proper subset of candidate key. </text:p>
      <text:p text:style-name="P3"/>
      <text:p text:style-name="P6">3. 3NF</text:p>
      <text:p text:style-name="P3">A relation will be in 3NF</text:p>
      <text:p text:style-name="P3">1. If it is in 2NF </text:p>
      <text:p text:style-name="P3">2. No transition dependency exists.</text:p>
      <text:p text:style-name="P3">3. A non prime attribute should not be dependent on another non prime attribute.</text:p>
      <text:p text:style-name="P4">Transitive dependency </text:p>
      <text:p text:style-name="P3">If A-&gt;B and B-&gt;C are two FDs then A-&gt;C is called transitive dependency</text:p>
      <text:p text:style-name="P3">BOOK_Id<text:tab/><text:tab/>GENRE_ID<text:tab/><text:tab/>BOOK_GENRE<text:tab/>COST</text:p>
      <text:p text:style-name="P3">121<text:tab/><text:tab/>2<text:tab/><text:tab/>Fiction<text:tab/><text:tab/>150</text:p>
      <text:p text:style-name="P3">233<text:tab/><text:tab/>3<text:tab/><text:tab/>Travel<text:tab/><text:tab/>100</text:p>
      <text:p text:style-name="P3">432<text:tab/><text:tab/>4<text:tab/><text:tab/>Sports<text:tab/><text:tab/>120</text:p>
      <text:p text:style-name="P3">123<text:tab/><text:tab/>2<text:tab/><text:tab/>Fiction<text:tab/><text:tab/>185</text:p>
      <text:p text:style-name="P3">424<text:tab/><text:tab/>3<text:tab/><text:tab/>Travel<text:tab/><text:tab/>140</text:p>
      <text:p text:style-name="P3">From the data in above table we can deduce that BOOK ID determines the GENRE ID and the GENRE ID determines the BOOK GENRE. Hence we can see that a transitive functional dependency has developed which makes certain that the table does not satisfy the third normal form.</text:p>
      <text:p text:style-name="P6">4. BCNF </text:p>
      <text:p text:style-name="P3">A relation will be in BCNF</text:p>
      <text:p text:style-name="P3">1. If it is in 3NF</text:p>
      <text:p text:style-name="P3">2. Left side of functional dependency should be a super key. </text:p>
      <text:p text:style-name="P3">EMP_ID<text:tab/>EMP_COUNTRY<text:tab/> EMP_DEPT<text:tab/>DEPT_TYPE<text:tab/>EMP_DEPT_NO</text:p>
      <text:p text:style-name="P3">264<text:tab/>India<text:tab/><text:tab/>Designing<text:tab/>D394<text:tab/>283</text:p>
      <text:p text:style-name="P3">264<text:tab/>India<text:tab/><text:tab/>Testing<text:tab/>D394<text:tab/>300</text:p>
      <text:p text:style-name="P3">364<text:tab/>UK<text:tab/><text:tab/>Stores<text:tab/>D283<text:tab/>232</text:p>
      <text:p text:style-name="P3">364<text:tab/>UK<text:tab/><text:tab/>Developing<text:tab/>D283<text:tab/>549</text:p>
      <text:p text:style-name="P1"><text:soft-page-break/><text:span text:style-name="T2">Candidate key</text:span><text:span text:style-name="T1">: {EMP-ID, EMP-DEPT}</text:span></text:p>
      <text:p text:style-name="P3">Functional dependencies are as follows:</text:p>
      <text:p text:style-name="P1"><text:span text:style-name="T1">EMP_ID <text:s/></text:span><text:span text:style-name="T3">→</text:span><text:span text:style-name="T1"> <text:s/>EMP_COUNTRY <text:s/></text:span></text:p>
      <text:p text:style-name="P1"><text:span text:style-name="T1">EMP_DEPT <text:s/></text:span><text:span text:style-name="T3">→</text:span><text:span text:style-name="T1"> <text:s text:c="2"/>{DEPT_TYPE, EMP_DEPT_NO} <text:s/></text:span></text:p>
      <text:p text:style-name="P3">The table is not in BCNF because neither EMP_DEPT nor EMP_ID alone are keys.</text:p>
      <text:p text:style-name="P3"><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ambria Math" svg:font-family="'Cambria Math'"/>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8-13T10:49:03.23</dc:date>
    <meta:editing-duration>PT3M36S</meta:editing-duration>
    <meta:editing-cycles>2</meta:editing-cycles>
    <meta:generator>OpenOffice/4.1.1$Win32 OpenOffice.org_project/411m6$Build-9775</meta:generator>
    <meta:document-statistic meta:table-count="0" meta:image-count="0" meta:object-count="0" meta:page-count="4" meta:paragraph-count="79" meta:word-count="685" meta:character-count="3940"/>
  </office:meta>
</office:document-meta>
</file>